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258D58DBA06BEF4EA26.png" manifest:media-type="image/png"/>
  <manifest:file-entry manifest:full-path="Pictures/10000201000005B60000037948AA6F13AF32A22B.png" manifest:media-type="image/png"/>
  <manifest:file-entry manifest:full-path="Pictures/10000201000004600000025385337FFFDAF6E3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-0.6874in" svg:width="6.6929in" svg:height="4.0693in" draw:z-index="0"><draw:image xlink:href="Pictures/10000201000005B60000037948AA6F13AF32A22B.png" xlink:type="simple" xlink:show="embed" xlink:actuate="onLoad" loext:mime-type="image/png"/></draw:frame><draw:frame draw:style-name="fr1" draw:name="Image2" text:anchor-type="paragraph" svg:x="-0.0283in" svg:y="3.2445in" svg:width="6.7091in" svg:height="3.7819in" draw:z-index="1"><draw:image xlink:href="Pictures/10000201000004600000025385337FFFDAF6E31B.png" xlink:type="simple" xlink:show="embed" xlink:actuate="onLoad" loext:mime-type="image/png"/></draw:frame><draw:frame draw:style-name="fr1" draw:name="Image3" text:anchor-type="paragraph" svg:x="0in" svg:y="5.7189in" svg:width="6.6909in" svg:height="4.2138in" draw:z-index="2"><draw:image xlink:href="Pictures/100002010000035C00000258D58DBA06BEF4EA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2:01:57.792742975</meta:creation-date>
    <dc:date>2020-09-28T22:09:49.882597158</dc:date>
    <meta:editing-duration>PT3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